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4c7bb05" officeooo:paragraph-rsid="04cc9ec6"/>
    </style:style>
    <style:style style:name="P5" style:family="paragraph" style:parent-style-name="Text_20_body">
      <style:paragraph-properties fo:line-height="100%"/>
      <style:text-properties officeooo:rsid="04fe6730" officeooo:paragraph-rsid="04fe6730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David CLM" fo:font-weight="normal" officeooo:rsid="06c09964" officeooo:paragraph-rsid="04c7ccb4" style:font-weight-asian="normal" style:font-name-complex="David CLM" style:font-weight-complex="normal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11" style:family="paragraph" style:parent-style-name="Heading_20_2">
      <style:text-properties officeooo:rsid="049395cc" officeooo:paragraph-rsid="04c7bb05"/>
    </style:style>
    <style:style style:name="P12" style:family="paragraph" style:parent-style-name="Heading_20_2">
      <style:text-properties officeooo:paragraph-rsid="04a7a5e8"/>
    </style:style>
    <style:style style:name="P13" style:family="paragraph" style:parent-style-name="Heading_20_2">
      <style:text-properties officeooo:paragraph-rsid="04fb7978"/>
    </style:style>
    <style:style style:name="P14" style:family="paragraph" style:parent-style-name="Heading_20_1">
      <style:paragraph-properties fo:line-height="100%"/>
      <style:text-properties officeooo:rsid="04af6545" officeooo:paragraph-rsid="04af6545"/>
    </style:style>
    <style:style style:name="P15" style:family="paragraph" style:parent-style-name="Heading_20_2">
      <style:text-properties officeooo:rsid="04e1967f" officeooo:paragraph-rsid="05124180"/>
    </style:style>
    <style:style style:name="P16" style:family="paragraph" style:parent-style-name="Heading_20_2">
      <style:text-properties officeooo:rsid="049395cc" officeooo:paragraph-rsid="04d31963"/>
    </style:style>
    <style:style style:name="P17" style:family="paragraph" style:parent-style-name="Heading_20_2">
      <style:text-properties officeooo:paragraph-rsid="05103af8"/>
    </style:style>
    <style:style style:name="P18" style:family="paragraph" style:parent-style-name="Heading_20_2">
      <style:text-properties officeooo:rsid="04c7ccb4" officeooo:paragraph-rsid="050600bf"/>
    </style:style>
    <style:style style:name="P19" style:family="paragraph" style:parent-style-name="Heading_20_2">
      <style:text-properties officeooo:paragraph-rsid="050600bf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rsid="04c7ccb4" officeooo:paragraph-rsid="04f236c6" style:font-size-asian="12pt" style:language-asian="en" style:country-asian="US" style:font-name-complex="Times New Roman1" style:font-size-complex="12pt" style:language-complex="he" style:country-complex="IL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Times New Roman (Hebrew)" fo:font-size="12pt" fo:language="en" fo:country="US" officeooo:paragraph-rsid="04eaa0f9" style:font-size-asian="12pt" style:language-asian="en" style:country-asian="US" style:font-name-complex="Times New Roman (Hebrew)1" style:font-size-complex="12pt" style:language-complex="he" style:country-complex="IL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officeooo:paragraph-rsid="04f236c6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ee896a" style:font-size-asian="10pt" style:language-asian="en" style:country-asian="US" style:font-name-complex="Times New Roman1" style:font-size-complex="10pt" style:language-complex="he" style:country-complex="IL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f06a7b" style:font-size-asian="10pt" style:language-asian="en" style:country-asian="US" style:font-name-complex="Times New Roman1" style:font-size-complex="10pt" style:language-complex="he" style:country-complex="IL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f49ca8" style:font-size-asian="10pt" style:language-asian="en" style:country-asian="US" style:font-name-complex="Times New Roman1" style:font-size-complex="10pt" style:language-complex="he" style:country-complex="IL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a" loext:opacity="100%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officeooo:paragraph-rsid="04eaa0f9"/>
    </style:style>
    <style:style style:name="P30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4eaa0f9"/>
    </style:style>
    <style:style style:name="P31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32" style:family="paragraph" style:parent-style-name="Text_20_body">
      <style:paragraph-properties fo:line-height="100%"/>
      <style:text-properties officeooo:rsid="04e1967f" officeooo:paragraph-rsid="04fb7978"/>
    </style:style>
    <style:style style:name="P33" style:family="paragraph" style:parent-style-name="Text_20_body">
      <style:paragraph-properties fo:line-height="100%"/>
      <style:text-properties officeooo:rsid="04af6545" officeooo:paragraph-rsid="04af6545"/>
    </style:style>
    <style:style style:name="P34" style:family="paragraph" style:parent-style-name="Text_20_body">
      <style:paragraph-properties fo:line-height="100%"/>
      <style:text-properties officeooo:rsid="04af6545" officeooo:paragraph-rsid="05103af8"/>
    </style:style>
    <style:style style:name="P35" style:family="paragraph" style:parent-style-name="Text_20_body">
      <style:text-properties officeooo:rsid="04f2e76b" officeooo:paragraph-rsid="050600bf"/>
    </style:style>
    <style:style style:name="P36" style:family="paragraph" style:parent-style-name="Text_20_body">
      <style:text-properties officeooo:rsid="04f3f700" officeooo:paragraph-rsid="050600bf"/>
    </style:style>
    <style:style style:name="P37" style:family="paragraph" style:parent-style-name="Text_20_body">
      <style:text-properties officeooo:paragraph-rsid="050600bf"/>
    </style:style>
    <style:style style:name="P38" style:family="paragraph" style:parent-style-name="Text_20_body">
      <style:text-properties officeooo:paragraph-rsid="05065b0a"/>
    </style:style>
    <style:style style:name="P39" style:family="paragraph" style:parent-style-name="Text_20_body">
      <style:text-properties officeooo:rsid="04c7bb05" officeooo:paragraph-rsid="04eb3b30"/>
    </style:style>
    <style:style style:name="P40" style:family="paragraph" style:parent-style-name="Text_20_body">
      <style:paragraph-properties fo:line-height="100%"/>
      <style:text-properties officeooo:rsid="05103af8" officeooo:paragraph-rsid="05103af8"/>
    </style:style>
    <style:style style:name="P41" style:family="paragraph" style:parent-style-name="Text_20_body">
      <style:paragraph-properties fo:margin-top="0.0398in" fo:margin-bottom="0.0575in" style:contextual-spacing="false"/>
      <style:text-properties officeooo:rsid="04f848ed" officeooo:paragraph-rsid="04f848ed"/>
    </style:style>
    <style:style style:name="P42" style:family="paragraph" style:parent-style-name="Text_20_body">
      <style:paragraph-properties fo:margin-top="0.0398in" fo:margin-bottom="0.0575in" style:contextual-spacing="false"/>
      <style:text-properties officeooo:rsid="04f848ed" officeooo:paragraph-rsid="04f9a626"/>
    </style:style>
    <style:style style:name="P43" style:family="paragraph" style:parent-style-name="Text_20_body">
      <style:paragraph-properties fo:margin-top="0.0398in" fo:margin-bottom="0.0575in" style:contextual-spacing="false"/>
      <style:text-properties officeooo:rsid="04f9a626" officeooo:paragraph-rsid="0504c873"/>
    </style:style>
    <style:style style:name="P44" style:family="paragraph" style:parent-style-name="Text_20_body">
      <style:paragraph-properties fo:margin-top="0.0398in" fo:margin-bottom="0.0575in" style:contextual-spacing="false"/>
      <style:text-properties officeooo:rsid="04f9a626" officeooo:paragraph-rsid="04f9a626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fo:font-weight="bold" officeooo:rsid="04c7ccb4" style:font-weight-asian="bold" style:font-weight-complex="bold"/>
    </style:style>
    <style:style style:name="T4" style:family="text">
      <style:text-properties officeooo:rsid="04c7ccb4"/>
    </style:style>
    <style:style style:name="T5" style:family="text">
      <style:text-properties officeooo:rsid="04cc9ec6"/>
    </style:style>
    <style:style style:name="T6" style:family="text">
      <style:text-properties officeooo:rsid="04d31963"/>
    </style:style>
    <style:style style:name="T7" style:family="text">
      <style:text-properties officeooo:rsid="04d52812"/>
    </style:style>
    <style:style style:name="T8" style:family="text">
      <style:text-properties officeooo:rsid="04db33c5"/>
    </style:style>
    <style:style style:name="T9" style:family="text">
      <style:text-properties officeooo:rsid="04dcb650"/>
    </style:style>
    <style:style style:name="T10" style:family="text">
      <style:text-properties officeooo:rsid="04e1967f"/>
    </style:style>
    <style:style style:name="T11" style:family="text">
      <style:text-properties officeooo:rsid="04e8a54a"/>
    </style:style>
    <style:style style:name="T12" style:family="text">
      <style:text-properties fo:color="#00000a" loext:opacity="100%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13" style:family="text">
      <style:text-properties fo:color="#00000a" loext:opacity="100%" style:font-name="Times New Roman (Hebrew)" fo:font-size="12pt" fo:language="en" fo:country="US" officeooo:rsid="04f0fbf0" style:font-size-asian="12pt" style:language-asian="en" style:country-asian="US" style:font-name-complex="Times New Roman (Hebrew)1" style:font-size-complex="12pt" style:language-complex="he" style:country-complex="IL"/>
    </style:style>
    <style:style style:name="T14" style:family="text">
      <style:text-properties fo:color="#00000a" loext:opacity="100%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5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6" style:family="text">
      <style:text-properties fo:color="#00000a" loext:opacity="100%" style:font-name="Courier New" fo:font-size="12pt" fo:language="en" fo:country="US" officeooo:rsid="04f236c6" style:font-size-asian="12pt" style:language-asian="en" style:country-asian="US" style:font-name-complex="Times New Roman1" style:font-size-complex="12pt" style:language-complex="he" style:country-complex="IL"/>
    </style:style>
    <style:style style:name="T17" style:family="text">
      <style:text-properties fo:color="#00000a" loext:opacity="100%" style:font-name="Courier New" fo:font-size="10pt" fo:language="en" fo:country="US" style:font-size-asian="10pt" style:language-asian="en" style:country-asian="US" style:font-name-complex="Times New Roman1" style:font-size-complex="10pt" style:language-complex="he" style:country-complex="IL"/>
    </style:style>
    <style:style style:name="T18" style:family="text">
      <style:text-properties fo:color="#00000a" loext:opacity="100%" style:font-name="Courier New" fo:font-size="10pt" fo:language="en" fo:country="US" officeooo:rsid="04eaa0f9" style:font-size-asian="10pt" style:language-asian="en" style:country-asian="US" style:font-name-complex="Times New Roman1" style:font-size-complex="10pt" style:language-complex="he" style:country-complex="IL"/>
    </style:style>
    <style:style style:name="T19" style:family="text">
      <style:text-properties fo:color="#00000a" loext:opacity="100%" style:font-name="Courier New" fo:font-size="10pt" fo:language="en" fo:country="US" officeooo:rsid="05139cbf" style:font-size-asian="10pt" style:language-asian="en" style:country-asian="US" style:font-name-complex="Times New Roman1" style:font-size-complex="10pt" style:language-complex="he" style:country-complex="IL"/>
    </style:style>
    <style:style style:name="T20" style:family="text">
      <style:text-properties fo:color="#00000a" loext:opacity="100%" style:font-name="Courier New" fo:font-size="10pt" fo:language="en" fo:country="US" officeooo:rsid="05139cbf" style:font-size-asian="10pt" style:language-asian="en" style:country-asian="US" style:font-name-complex="Times New Roman1" style:font-size-complex="10pt" style:language-complex="he" style:country-complex="IL" style:font-weight-complex="normal"/>
    </style:style>
    <style:style style:name="T21" style:family="text">
      <style:text-properties fo:color="#00000a" loext:opacity="100%" style:font-name="Courier New" fo:font-size="10pt" fo:language="en" fo:country="US" officeooo:rsid="05139cbf" style:font-size-asian="10pt" style:language-asian="en" style:country-asian="US" style:font-name-complex="Times New Roman1" style:font-size-complex="10pt" style:language-complex="he" style:country-complex="IL" style:font-weight-complex="normal"/>
    </style:style>
    <style:style style:name="T22" style:family="text">
      <style:text-properties officeooo:rsid="04eaa0f9"/>
    </style:style>
    <style:style style:name="T23" style:family="text">
      <style:text-properties officeooo:rsid="04eb3b30"/>
    </style:style>
    <style:style style:name="T24" style:family="text">
      <style:text-properties officeooo:rsid="04ed3c5c"/>
    </style:style>
    <style:style style:name="T25" style:family="text">
      <style:text-properties officeooo:rsid="04f06a7b"/>
    </style:style>
    <style:style style:name="T26" style:family="text">
      <style:text-properties officeooo:rsid="04f2349f"/>
    </style:style>
    <style:style style:name="T27" style:family="text">
      <style:text-properties officeooo:rsid="04f2f306"/>
    </style:style>
    <style:style style:name="T28" style:family="text">
      <style:text-properties officeooo:rsid="04f848ed"/>
    </style:style>
    <style:style style:name="T29" style:family="text">
      <style:text-properties officeooo:rsid="04f9a626"/>
    </style:style>
    <style:style style:name="T30" style:family="text">
      <style:text-properties officeooo:rsid="04fb7978"/>
    </style:style>
    <style:style style:name="T31" style:family="text">
      <style:text-properties officeooo:rsid="04ff9a8e"/>
    </style:style>
    <style:style style:name="T32" style:family="text">
      <style:text-properties fo:language="en" fo:country="US" officeooo:rsid="0500b4ff"/>
    </style:style>
    <style:style style:name="T33" style:family="text">
      <style:text-properties fo:language="en" fo:country="US" officeooo:rsid="05065b0a"/>
    </style:style>
    <style:style style:name="T34" style:family="text">
      <style:text-properties fo:language="en" fo:country="US" officeooo:rsid="050c0773"/>
    </style:style>
    <style:style style:name="T35" style:family="text">
      <style:text-properties fo:language="en" fo:country="US" officeooo:rsid="04ef1015"/>
    </style:style>
    <style:style style:name="T36" style:family="text">
      <style:text-properties fo:language="en" fo:country="US" officeooo:rsid="05156669"/>
    </style:style>
    <style:style style:name="T37" style:family="text">
      <style:text-properties officeooo:rsid="0504c873"/>
    </style:style>
    <style:style style:name="T38" style:family="text">
      <style:text-properties officeooo:rsid="04ef1015"/>
    </style:style>
    <style:style style:name="T39" style:family="text">
      <style:text-properties officeooo:rsid="04f2cf04"/>
    </style:style>
    <style:style style:name="T40" style:family="text">
      <style:text-properties officeooo:rsid="04f3f700"/>
    </style:style>
    <style:style style:name="T41" style:family="text">
      <style:text-properties officeooo:rsid="05065b0a"/>
    </style:style>
    <style:style style:name="T42" style:family="text">
      <style:text-properties officeooo:rsid="05079054"/>
    </style:style>
    <style:style style:name="T43" style:family="text">
      <style:text-properties officeooo:rsid="05095027"/>
    </style:style>
    <style:style style:name="T44" style:family="text">
      <style:text-properties officeooo:rsid="050a332d"/>
    </style:style>
    <style:style style:name="T45" style:family="text">
      <style:text-properties officeooo:rsid="050b7035"/>
    </style:style>
    <style:style style:name="T46" style:family="text">
      <style:text-properties style:font-name="Monospace" officeooo:rsid="050c0773" style:font-size-asian="10.5pt" style:font-name-complex="David CLM1" style:font-weight-complex="normal"/>
    </style:style>
    <style:style style:name="T47" style:family="text">
      <style:text-properties officeooo:rsid="050ce74d"/>
    </style:style>
    <style:style style:name="T48" style:family="text">
      <style:text-properties fo:color="#000000" loext:opacity="100%" style:font-name="Monospace" fo:font-size="12pt" fo:language="en" fo:country="US" fo:font-style="normal" fo:font-weight="normal" officeooo:rsid="05103af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9" style:family="text">
      <style:text-properties fo:color="#000000" loext:opacity="100%" style:font-name="Monospace" fo:font-size="12pt" fo:language="en" fo:country="US" fo:font-style="normal" fo:font-weight="normal" officeooo:rsid="0515666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0" style:family="text">
      <style:text-properties style:language-complex="he" style:country-complex="IL"/>
    </style:style>
    <style:style style:name="T51" style:family="text">
      <style:text-properties officeooo:rsid="05103af8" style:language-complex="he" style:country-complex="IL"/>
    </style:style>
    <style:style style:name="T52" style:family="text">
      <style:text-properties fo:font-size="10pt" style:font-size-asian="10pt" style:font-size-complex="10pt" style:language-complex="he" style:country-complex="IL"/>
    </style:style>
    <style:style style:name="T53" style:family="text">
      <style:text-properties fo:font-size="10pt" officeooo:rsid="04e1967f" style:font-size-asian="10pt" style:font-size-complex="10pt"/>
    </style:style>
    <style:style style:name="T54" style:family="text">
      <style:text-properties officeooo:rsid="049395cc"/>
    </style:style>
    <style:style style:name="T55" style:family="text">
      <style:text-properties officeooo:rsid="05139cbf"/>
    </style:style>
    <style:style style:name="T56" style:family="text">
      <style:text-properties officeooo:rsid="051566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">מטלה</text:span> –<text:span text:style-name="T2"> החלפת בתים וכליות</text:span></text:h>
      <text:p text:style-name="P3">יש לענות על שאלה אחת לבחירתכם. <text:span text:style-name="T32">שאלות המסומנות בכוכבית * מזכות בניקוד כפול.</text:span></text:p>
      <text:p text:style-name="P3"/>
      <text:p text:style-name="P17"><text:span text:style-name="T10">שאלה </text:span><text:span text:style-name="T48">1</text:span><text:span text:style-name="T10">: </text:span><text:span text:style-name="T48">מעגלי-מסחר עם יחסי-העדפה חלשים</text:span></text:p>
      <text:p text:style-name="P34"><text:span text:style-name="T51">א. בשיעור הנחנו שיחסי-ההעדפה הם חזקים (כלומר: אין אדישות). <text:s/>הוכיחו, שכאשר יחסי-ההעדפה הם חלשים (כלומר: יש אנשים שהם אדישים בין שני בתים או יותר), אלגוריתם מעגלי-המסחר עלול להחזיר שיבוץ לא-יציב.</text:span></text:p>
      <text:p text:style-name="P40"><text:span text:style-name="T51">* ב. </text:span><text:span text:style-name="T50">תארו אלגוריתם החלפה שיכול לטפל גם ביחסי-העדפה חלשים (עם אדישות), כפי שמתואר במאמר זה: </text:span><text:a xlink:type="simple" xlink:href="https://www.sciencedirect.com/science/article/pii/S0899825610001971" text:style-name="Internet_20_link" text:visited-style-name="Visited_20_Internet_20_Link"><text:span text:style-name="T53">https://www.sciencedirect.com/science/article/pii/S0899825610001971</text:span></text:a></text:p>
      <text:p text:style-name="P15"/>
      <text:p text:style-name="P13">שאלה <text:span text:style-name="T30">2</text:span>: <text:span text:style-name="T30">הסתברות להחלפה מוצלחת</text:span></text:p>
      <text:p text:style-name="P5">נניח שיש n אנשים עם n בתים, וההעדפות של כל אדם מתפלגות באופן אחיד (ההסתברות שאדם i הכי רוצה את בית j היא 1 חלקי n). מה ההסתברות שאדם מסויים יהיה חלק ממעגל-החלפה בסיבוב הראשון?</text:p>
      <text:p text:style-name="P5">[אם אתם לא מצליחים לפתור לכל n, נסו לפתור לערכים קטנים, למשל 2, 3, וכו'..]</text:p>
      <text:p text:style-name="P32"/>
      <text:p text:style-name="P16">שאלה <text:span text:style-name="T30">3</text:span>: <text:span text:style-name="T6">החלפת משמרות בפייתון</text:span></text:p>
      <text:p text:style-name="P39">כיתבו <text:span text:style-name="T11">פונקציה בפייתון המבצעת החלפת משמרות בין עובדים, בעזרת אלגוריתם מעגלי המסחר. העזרו במחלקה הבאה (ניתן לשנות לפי הצורך):</text:span></text:p>
      <text:p text:style-name="P29"><text:span text:style-name="T18">class </text:span><text:span text:style-name="T20">A</text:span><text:span text:style-name="T20">gent</text:span><text:span text:style-name="T17">:</text:span></text:p>
      <text:p text:style-name="P24"><text:tab/>name: <text:s text:c="9"/><text:span text:style-name="T23">str</text:span> <text:s text:c="3"/></text:p>
      <text:p text:style-name="P24"><text:span text:style-name="T23"><text:s text:c="12"/># W</text:span>orker name, for display.</text:p>
      <text:p text:style-name="P23"><text:tab/>preferences: <text:s text:c="2"/><text:span text:style-name="T23">list</text:span> <text:s text:c="2"/></text:p>
      <text:p text:style-name="P23"><text:tab/><text:tab/><text:span text:style-name="T23">#</text:span> preferences[0] is the best shift for the worker.</text:p>
      <text:p text:style-name="P23"><text:tab/><text:tab/><text:span text:style-name="T23">#</text:span> preferences[1] is the 2nd-best shift for the worker. etc...</text:p>
      <text:p text:style-name="P23"><text:tab/>current_shift: <text:s/><text:span text:style-name="T23">int</text:span></text:p>
      <text:p text:style-name="P23"><text:tab/><text:tab/><text:span text:style-name="T23">#</text:span> The shift to which the worker is currently assigned</text:p>
      <text:p text:style-name="P23"/>
      <text:p text:style-name="P25"/>
      <text:p text:style-name="P27"/>
      <text:p text:style-name="P30"><text:span text:style-name="T12">הפונקציה מקבלת כקלט וקטור עם כל העובדים במערכת (לכל עובד רשום סדר העדיפויות שלו והמשמרת הנוכחית שלו), </text:span><text:span text:style-name="T13">וכותבת למסך </text:span><text:span text:style-name="T12">את השינויים שיש לבצע בלוח השיבוצים</text:span><text:span text:style-name="T14">, </text:span><text:span text:style-name="T12">למשל</text:span><text:span text:style-name="T14">:</text:span></text:p>
      <text:p text:style-name="P28">Avraham moves from shift <text:span text:style-name="T26">0 </text:span>to shift <text:span text:style-name="T26">1</text:span>.</text:p>
      <text:p text:style-name="P31">Isaac moves from shift <text:span text:style-name="T26">1 </text:span>to shift <text:span text:style-name="T26">2</text:span>.<text:line-break/><text:span text:style-name="T26">Yaakov moves from shift 2 to shift 0.</text:span></text:p>
      <text:p text:style-name="P21">כותרת הפונקציה:</text:p>
      <text:p text:style-name="P26"><text:soft-page-break/><text:span text:style-name="T24">def</text:span> <text:span text:style-name="T27">exchange_shifts</text:span> (workers: <text:span text:style-name="T25">List[Worker]</text:span>)</text:p>
      <text:p text:style-name="P27"/>
      <text:p text:style-name="P22"><text:span text:style-name="T16">בדקו את הפונקציה בעזרת doctest.</text:span><text:span text:style-name="T15"> </text:span></text:p>
      <text:p text:style-name="P20"/>
      <text:p text:style-name="P19"><text:span text:style-name="T54">* שאלה </text:span><text:span text:style-name="T49">4</text:span><text:span text:style-name="T54">: </text:span><text:span text:style-name="T39">החלפת כליות עם סדרי עדיפויות</text:span></text:p>
      <text:p text:style-name="P35">במרכז ההשתלות הלאומי <text:span text:style-name="T40">החליטו לתת עדיפות לחולים עם משפחות גדולות - כי יותר אנשים ישמחו אם הם יהיו בריאים. הוגדר שרמת ה"שמחה" של כל חולה שווה למספר הנפשות במשפחה שלו. </text:span></text:p>
      <text:p text:style-name="P36">א. תארו אלגוריתם <text:span text:style-name="T41">המוצא החלפת-כליות בזוגות, שב</text:span><text:span text:style-name="T43">ה</text:span><text:span text:style-name="T41"> רמת השמחה </text:span><text:span text:style-name="T47">היא ה</text:span><text:span text:style-name="T41">גדולה ביותר </text:span><text:span text:style-name="T47">האפשרית.</text:span></text:p>
      <text:p text:style-name="P38"><text:span text:style-name="T41">ב. הראו דוגמה שבה </text:span><text:span text:style-name="T45">האלגוריתם של סעיף א נותן </text:span><text:span text:style-name="T41">תוצאה </text:span><text:span text:style-name="T44">שונה </text:span><text:span text:style-name="T45">מ</text:span><text:span text:style-name="T44">האלגוריתם שלמדנו בהרצאה.</text:span></text:p>
      <text:p text:style-name="P37"><text:span text:style-name="T42">ג</text:span><text:span text:style-name="T40">. </text:span><text:span text:style-name="T46">הריצו את האלגוריתם בפייתון על מספר דוגמאות (השתמשו בפונקציה המתאימה מ</text:span><text:span text:style-name="T41">הספריה </text:span><text:span text:style-name="T33">networkx</text:span><text:span text:style-name="T34">)</text:span><text:span text:style-name="T40">.</text:span></text:p>
      <text:p text:style-name="P18"/>
      <text:p text:style-name="P11">שאלה <text:span text:style-name="T31">5</text:span>: <text:span text:style-name="T7">החלפת כליות בפייתון</text:span></text:p>
      <text:p text:style-name="P4">כיתבו <text:span text:style-name="T5">פונקציה</text:span> המקבלת מטריצת התאמה בין זוגות, ומוצאת <text:span text:style-name="T4">מעגלים </text:span><text:span text:style-name="T3">באורך 2 או באורך 3</text:span><text:span text:style-name="T4">, כך שמספר המושתלים הכולל הוא הגבוה ביותר. הפונקציה לא חייבת להיות יעילה חישובית (אפשר לכתוב פתרון brute force). <text:s text:c="2"/>כותרת אפשרית לפונקציה:</text:span></text:p>
      <text:p text:style-name="P6"><text:span text:style-name="T8">def</text:span> find_max_matches (compatible: <text:span text:style-name="T9">List[List[bool]]</text:span>): ...</text:p>
      <text:p text:style-name="P9"><text:span text:style-name="T5">המטריצה </text:span>compatible מתאר<text:span text:style-name="T5">ת</text:span> <text:span text:style-name="T5">התאמה בין תורם לחולה. <text:s text:c="2"/></text:span>למשל compatible[1<text:span text:style-name="T4">1</text:span>,2<text:span text:style-name="T4">2</text:span>]==<text:span text:style-name="T9">T</text:span>rue אומר שתורם מספר <text:span text:style-name="T4">11</text:span> יכול לתרום לחולה מספר <text:span text:style-name="T4">22</text:span>; <text:s/>compatible[2<text:span text:style-name="T4">2</text:span>,1<text:span text:style-name="T4">1</text:span>]==<text:span text:style-name="T9">T</text:span>rue אומר שתורם מספר <text:span text:style-name="T4">22</text:span> יכול לתרום לחולה מספר <text:span text:style-name="T4">11 (שימו לב – המטריצה לא בהכרח סימטרית).</text:span></text:p>
      <text:p text:style-name="P10">פלט לדוגמה:</text:p>
      <text:p text:style-name="P7">Length 2 cycle: 11→22 and 22→11 </text:p>
      <text:p text:style-name="P7">Length 3 cycle: 44→55 and 55→99 and 99→44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1-06T15:41:15.534000000</dc:date>
    <meta:editing-duration>P9DT9H46M44S</meta:editing-duration>
    <meta:editing-cycles>1161</meta:editing-cycles>
    <meta:document-statistic meta:table-count="0" meta:image-count="0" meta:object-count="0" meta:page-count="2" meta:paragraph-count="38" meta:word-count="432" meta:character-count="2644" meta:non-whitespace-character-count="2199"/>
  </office:meta>
</office:document-meta>
</file>